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paragraph-properties fo:text-align="justify" style:justify-single-word="false"/>
      <style:text-properties officeooo:paragraph-rsid="00136733"/>
    </style:style>
    <style:style style:name="P2" style:family="paragraph" style:parent-style-name="Body" style:list-style-name="WWNum2">
      <style:paragraph-properties fo:text-align="justify" style:justify-single-word="false"/>
      <style:text-properties officeooo:paragraph-rsid="0014ed32"/>
    </style:style>
    <style:style style:name="P3" style:family="paragraph" style:parent-style-name="Body">
      <style:paragraph-properties fo:text-align="justify" style:justify-single-word="false"/>
      <style:text-properties officeooo:paragraph-rsid="0014ed32"/>
    </style:style>
    <style:style style:name="P4" style:family="paragraph" style:parent-style-name="Body">
      <style:paragraph-properties fo:text-align="justify" style:justify-single-word="false"/>
      <style:text-properties officeooo:paragraph-rsid="00152131"/>
    </style:style>
    <style:style style:name="P5" style:family="paragraph" style:parent-style-name="Body">
      <style:paragraph-properties fo:text-align="justify" style:justify-single-word="false"/>
      <style:text-properties style:font-name="Times New Roman" fo:font-size="15pt" officeooo:paragraph-rsid="0014ed32" style:font-name-asian="Times New Roman1" style:font-size-asian="15pt" style:font-name-complex="Times New Roman1" style:font-size-complex="15pt"/>
    </style:style>
    <style:style style:name="T1" style:family="text">
      <style:text-properties style:font-name="Times New Roman"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style:font-name="Times New Roman" fo:font-size="15pt" style:font-size-asian="15pt" style:font-size-complex="15pt"/>
    </style:style>
    <style:style style:name="T3" style:family="text">
      <style:text-properties style:font-name="Times New Roman" fo:font-size="15pt" officeooo:rsid="00152131" style:font-size-asian="15pt" style:font-size-complex="15pt"/>
    </style:style>
    <style:style style:name="T4" style:family="text">
      <style:text-properties style:font-name="Times New Roman" fo:font-size="15pt" officeooo:rsid="0016ccb8" style:font-size-asian="15pt" style:font-size-complex="15pt"/>
    </style:style>
    <style:style style:name="T5" style:family="text">
      <style:text-properties style:text-position="super 58%" style:font-name="Times New Roman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4"><text:span text:style-name="T2">The given dataset contains details about organic chemical compounds including their chemical features, isomeric conformation, names and the classes in which they are classified. </text:span></text:p>
      <text:p text:style-name="P4"><text:span text:style-name="T2">The compounds are classified as either ‘Musk’ </text:span><text:span text:style-name="T4">( 1 )</text:span><text:span text:style-name="T2"> or ‘Non-Musk’ </text:span><text:span text:style-name="T4">( 0</text:span><text:span text:style-name="T2"> </text:span><text:span text:style-name="T4">)</text:span><text:span text:style-name="T2"> compounds. Your task is to build a classification model on the given data.</text:span></text:p>
      <text:p text:style-name="P1"><text:span text:style-name="T2"/></text:p>
      <text:p text:style-name="P1"><text:span text:style-name="T2">The data has to be split in a 80:20 ratio for training and validation datasets. </text:span></text:p>
      <text:p text:style-name="P1"><text:span text:style-name="T2"/></text:p>
      <text:p text:style-name="P1"><text:span text:style-name="T2">You can perform whatever preprocessing operations on the data that may help you improve the performance of your model. </text:span></text:p>
      <text:p text:style-name="P1"><text:span text:style-name="T2"/></text:p>
      <text:p text:style-name="P1"><text:span text:style-name="T2">You are required to report the performance measures of the model viz. Accuracy( Training and Validation) and Loss(Training and Validation) graphs, F1 score, precision, recall, etc. along with a well detailed report of what models, preprocessing, post-processing approaches you have used and why you chose to use these approaches.</text:span></text:p>
      <text:p text:style-name="P1"><text:span text:style-name="T2"/></text:p>
      <text:p text:style-name="P1"><text:span text:style-name="T2"/></text:p>
      <text:p text:style-name="P3"><text:span text:style-name="T2">The output must contain the following:</text:span></text:p>
      <text:p text:style-name="P5"/>
      <text:list xml:id="list742917303" text:style-name="WWNum2">
        <text:list-item>
          <text:p text:style-name="P2"><text:span text:style-name="T2">A detailed report of the model and the pre-processing and post-processing operations that you might have used along with appropriate reasons.</text:span></text:p>
        </text:list-item>
        <text:list-item>
          <text:p text:style-name="P2"><text:span text:style-name="T2">The Loss and Accuracy graphs in proper format. (Both Training and Validation)</text:span></text:p>
        </text:list-item>
        <text:list-item>
          <text:p text:style-name="P2"><text:span text:style-name="T2">Final performance measures of your model including validation accuracy, loss, precision, recall, F1 score.</text:span></text:p>
        </text:list-item>
      </text:list>
      <text:p text:style-name="P3"><text:span text:style-name="T2"/></text:p>
      <text:p text:style-name="P3"><text:span text:style-name="T2"/></text:p>
      <text:p text:style-name="P4"><text:span text:style-name="T1">Deadline</text:span><text:span text:style-name="T2">: </text:span><text:span text:style-name="T3">27 June 2020 ( Midnight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ody" style:family="paragraph" style:default-outline-level="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fo:language="en" fo:country="US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866cm" fo:margin-left="0.866c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866cm" fo:margin-left="1.501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866cm" fo:margin-left="2.136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866cm" fo:margin-left="2.771c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866cm" fo:margin-left="3.406c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866cm" fo:margin-left="4.041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866cm" fo:margin-left="4.676c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866cm" fo:margin-left="5.311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866cm" fo:margin-left="5.9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18:02:14.446423324</meta:creation-date>
    <dc:date>2020-06-25T18:15:02.406287198</dc:date>
    <meta:editing-duration>PT12M48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1" meta:paragraph-count="10" meta:word-count="198" meta:character-count="1255" meta:non-whitespace-character-count="1067"/>
  </office:meta>
</office:document-meta>
</file>